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ab19"/>
    </style:style>
    <style:style style:name="P2" style:family="paragraph" style:parent-style-name="Standard">
      <style:text-properties fo:font-size="11pt" style:text-underline-style="none" fo:font-weight="normal" officeooo:paragraph-rsid="0016ab19" style:font-size-asian="9.60000038146973pt" style:font-weight-asian="normal" style:font-size-complex="11pt" style:font-weight-complex="normal"/>
    </style:style>
    <style:style style:name="P3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16ab19" officeooo:paragraph-rsid="0016ab19" style:font-weight-asian="bold" style:font-weight-complex="bold"/>
    </style:style>
    <style:style style:name="P4" style:family="paragraph" style:parent-style-name="Standard">
      <style:text-properties officeooo:paragraph-rsid="002979e7"/>
    </style:style>
    <style:style style:name="P5" style:family="paragraph" style:parent-style-name="Standard">
      <style:text-properties fo:color="#000000" loext:opacity="100%" fo:font-size="11pt" fo:font-weight="bold" officeooo:paragraph-rsid="002979e7" style:font-size-asian="9.60000038146973pt" style:font-weight-asian="bold" style:font-size-complex="11pt" style:font-weight-complex="bold"/>
    </style:style>
    <style:style style:name="P6" style:family="paragraph" style:parent-style-name="Standard">
      <style:text-properties fo:color="#000000" loext:opacity="100%" fo:font-size="10.1999998092651pt" style:text-underline-style="none" fo:font-weight="normal" officeooo:rsid="0016ab19" officeooo:paragraph-rsid="0016ab19" style:font-size-asian="10.1999998092651pt" style:font-weight-asian="normal" style:font-size-complex="10.1999998092651pt" style:font-weight-complex="normal"/>
    </style:style>
    <style:style style:name="P7" style:family="paragraph" style:parent-style-name="Standard">
      <style:text-properties fo:color="#000000" loext:opacity="100%" fo:font-size="10.1999998092651pt" style:text-underline-style="none" fo:font-weight="normal" officeooo:rsid="00184816" officeooo:paragraph-rsid="0016ab19" style:font-size-asian="10.1999998092651pt" style:font-weight-asian="normal" style:font-size-complex="10.1999998092651pt" style:font-weight-complex="normal"/>
    </style:style>
    <style:style style:name="P8" style:family="paragraph" style:parent-style-name="Standard">
      <style:text-properties fo:color="#000000" loext:opacity="100%" fo:font-size="10.1999998092651pt" style:text-underline-style="none" fo:font-weight="normal" officeooo:rsid="00184816" officeooo:paragraph-rsid="00184816" style:font-size-asian="10.1999998092651pt" style:font-weight-asian="normal" style:font-size-complex="10.1999998092651pt" style:font-weight-complex="normal"/>
    </style:style>
    <style:style style:name="P9" style:family="paragraph" style:parent-style-name="Standard">
      <style:text-properties fo:font-size="11pt" fo:font-weight="bold" officeooo:paragraph-rsid="002979e7" style:font-size-asian="9.60000038146973pt" style:font-weight-asian="bold" style:font-size-complex="11pt" style:font-weight-complex="bold"/>
    </style:style>
    <style:style style:name="P10" style:family="paragraph" style:parent-style-name="Standard">
      <style:text-properties fo:font-size="10.1999998092651pt" style:text-underline-style="none" fo:font-weight="normal" officeooo:rsid="0016ab19" officeooo:paragraph-rsid="0016ab19" style:font-size-asian="10.1999998092651pt" style:font-weight-asian="normal" style:font-size-complex="10.1999998092651pt" style:font-weight-complex="normal"/>
    </style:style>
    <style:style style:name="P11" style:family="paragraph" style:parent-style-name="Standard">
      <style:text-properties fo:font-size="10.1999998092651pt" style:text-underline-style="none" fo:font-weight="normal" officeooo:rsid="00184816" officeooo:paragraph-rsid="00184816" style:font-size-asian="10.1999998092651pt" style:font-weight-asian="normal" style:font-size-complex="10.1999998092651pt" style:font-weight-complex="normal"/>
    </style:style>
    <style:style style:name="P12" style:family="paragraph" style:parent-style-name="Standard">
      <style:text-properties fo:font-size="10.1999998092651pt" style:text-underline-style="none" fo:font-weight="normal" officeooo:rsid="0018bbd4" officeooo:paragraph-rsid="0018bbd4" style:font-size-asian="10.1999998092651pt" style:font-weight-asian="normal" style:font-size-complex="10.1999998092651pt" style:font-weight-complex="normal"/>
    </style:style>
    <style:style style:name="P13" style:family="paragraph" style:parent-style-name="Standard">
      <style:text-properties fo:font-size="10.1999998092651pt" style:text-underline-style="none" fo:font-weight="normal" officeooo:rsid="0018c111" officeooo:paragraph-rsid="0027daa2" style:font-size-asian="10.1999998092651pt" style:font-weight-asian="normal" style:font-size-complex="10.1999998092651pt" style:font-weight-complex="normal"/>
    </style:style>
    <style:style style:name="P14" style:family="paragraph" style:parent-style-name="Standard">
      <style:text-properties fo:font-size="10.1999998092651pt" style:text-underline-style="none" fo:font-weight="normal" officeooo:rsid="0018c111" officeooo:paragraph-rsid="0018c111" style:font-size-asian="10.1999998092651pt" style:font-weight-asian="normal" style:font-size-complex="10.1999998092651pt" style:font-weight-complex="normal"/>
    </style:style>
    <style:style style:name="P15" style:family="paragraph" style:parent-style-name="Standard">
      <style:text-properties fo:font-size="10.1999998092651pt" style:text-underline-style="none" fo:font-weight="normal" officeooo:rsid="0018c111" officeooo:paragraph-rsid="0019b5c5" style:font-size-asian="10.1999998092651pt" style:font-weight-asian="normal" style:font-size-complex="10.1999998092651pt" style:font-weight-complex="normal"/>
    </style:style>
    <style:style style:name="P16" style:family="paragraph" style:parent-style-name="Standard">
      <style:text-properties fo:font-size="10.1999998092651pt" style:text-underline-style="none" fo:font-weight="normal" officeooo:rsid="0018c111" officeooo:paragraph-rsid="0019dfe2" style:font-size-asian="10.1999998092651pt" style:font-weight-asian="normal" style:font-size-complex="10.1999998092651pt" style:font-weight-complex="normal"/>
    </style:style>
    <style:style style:name="P17" style:family="paragraph" style:parent-style-name="Standard">
      <style:text-properties fo:font-size="10.1999998092651pt" style:text-underline-style="none" fo:font-weight="normal" officeooo:rsid="0018c111" officeooo:paragraph-rsid="00202bbb" style:font-size-asian="10.1999998092651pt" style:font-weight-asian="normal" style:font-size-complex="10.1999998092651pt" style:font-weight-complex="normal"/>
    </style:style>
    <style:style style:name="P18" style:family="paragraph" style:parent-style-name="Standard">
      <style:text-properties fo:font-size="10.1999998092651pt" style:text-underline-style="none" fo:font-weight="normal" officeooo:rsid="0018c111" officeooo:paragraph-rsid="001bcd3b" style:font-size-asian="10.1999998092651pt" style:font-weight-asian="normal" style:font-size-complex="10.1999998092651pt" style:font-weight-complex="normal"/>
    </style:style>
    <style:style style:name="P19" style:family="paragraph" style:parent-style-name="Standard">
      <style:text-properties fo:font-size="10.1999998092651pt" style:text-underline-style="none" fo:font-weight="normal" officeooo:rsid="0018c111" officeooo:paragraph-rsid="00257b56" style:font-size-asian="10.1999998092651pt" style:font-weight-asian="normal" style:font-size-complex="10.1999998092651pt" style:font-weight-complex="normal"/>
    </style:style>
    <style:style style:name="P20" style:family="paragraph" style:parent-style-name="Standard">
      <style:text-properties fo:font-size="10.1999998092651pt" style:text-underline-style="none" fo:font-weight="normal" officeooo:rsid="0018c111" officeooo:paragraph-rsid="002730fe" style:font-size-asian="10.1999998092651pt" style:font-weight-asian="normal" style:font-size-complex="10.1999998092651pt" style:font-weight-complex="normal"/>
    </style:style>
    <style:style style:name="P21" style:family="paragraph" style:parent-style-name="Standard">
      <style:text-properties fo:font-size="10.1999998092651pt" style:text-underline-style="none" fo:font-weight="normal" officeooo:rsid="0019b5c5" officeooo:paragraph-rsid="0019b5c5" style:font-size-asian="10.1999998092651pt" style:font-weight-asian="normal" style:font-size-complex="10.1999998092651pt" style:font-weight-complex="normal"/>
    </style:style>
    <style:style style:name="P22" style:family="paragraph" style:parent-style-name="Standard">
      <style:text-properties fo:font-size="10.1999998092651pt" style:text-underline-style="none" fo:font-weight="normal" officeooo:rsid="0019b5c5" officeooo:paragraph-rsid="0019dfe2" style:font-size-asian="10.1999998092651pt" style:font-weight-asian="normal" style:font-size-complex="10.1999998092651pt" style:font-weight-complex="normal"/>
    </style:style>
    <style:style style:name="P23" style:family="paragraph" style:parent-style-name="Standard">
      <style:text-properties fo:font-size="10.1999998092651pt" style:text-underline-style="none" fo:font-weight="normal" officeooo:rsid="0019dfe2" officeooo:paragraph-rsid="0019dfe2" style:font-size-asian="10.1999998092651pt" style:font-weight-asian="normal" style:font-size-complex="10.1999998092651pt" style:font-weight-complex="normal"/>
    </style:style>
    <style:style style:name="P24" style:family="paragraph" style:parent-style-name="Standard">
      <style:text-properties fo:font-size="10.1999998092651pt" style:text-underline-style="none" fo:font-weight="normal" officeooo:rsid="00202bbb" officeooo:paragraph-rsid="00202bbb" style:font-size-asian="10.1999998092651pt" style:font-weight-asian="normal" style:font-size-complex="10.1999998092651pt" style:font-weight-complex="normal"/>
    </style:style>
    <style:style style:name="P25" style:family="paragraph" style:parent-style-name="Standard">
      <style:text-properties fo:font-size="10.1999998092651pt" style:text-underline-style="none" fo:font-weight="normal" officeooo:rsid="0020ae9f" officeooo:paragraph-rsid="0020ae9f" style:font-size-asian="10.1999998092651pt" style:font-weight-asian="normal" style:font-size-complex="10.1999998092651pt" style:font-weight-complex="normal"/>
    </style:style>
    <style:style style:name="P26" style:family="paragraph" style:parent-style-name="Standard">
      <style:text-properties fo:font-size="10.1999998092651pt" style:text-underline-style="none" fo:font-weight="normal" officeooo:rsid="001bcd3b" officeooo:paragraph-rsid="001bcd3b" style:font-size-asian="10.1999998092651pt" style:font-weight-asian="normal" style:font-size-complex="10.1999998092651pt" style:font-weight-complex="normal"/>
    </style:style>
    <style:style style:name="P27" style:family="paragraph" style:parent-style-name="Standard">
      <style:text-properties fo:font-size="10.1999998092651pt" style:text-underline-style="none" fo:font-weight="normal" officeooo:rsid="002730fe" officeooo:paragraph-rsid="002730fe" style:font-size-asian="10.1999998092651pt" style:font-weight-asian="normal" style:font-size-complex="10.1999998092651pt" style:font-weight-complex="normal"/>
    </style:style>
    <style:style style:name="P28" style:family="paragraph" style:parent-style-name="Standard">
      <style:text-properties fo:font-size="10.1999998092651pt" style:text-underline-style="none" fo:font-weight="normal" officeooo:rsid="002730fe" officeooo:paragraph-rsid="0027cb2a" style:font-size-asian="10.1999998092651pt" style:font-weight-asian="normal" style:font-size-complex="10.1999998092651pt" style:font-weight-complex="normal"/>
    </style:style>
    <style:style style:name="T1" style:family="text">
      <style:text-properties fo:color="#c9211e" loext:opacity="100%" fo:font-weight="bold" officeooo:rsid="0016ab19" style:font-weight-asian="bold" style:font-weight-complex="bold"/>
    </style:style>
    <style:style style:name="T2" style:family="text">
      <style:text-properties fo:color="#c9211e" loext:opacity="100%" style:text-underline-style="solid" style:text-underline-width="auto" style:text-underline-color="font-color" fo:font-weight="bold" officeooo:rsid="0016ab19" style:font-weight-asian="bold" style:font-weight-complex="bold"/>
    </style:style>
    <style:style style:name="T3" style:family="text">
      <style:text-properties fo:color="#c9211e" loext:opacity="100%" officeooo:rsid="0016ab19"/>
    </style:style>
    <style:style style:name="T4" style:family="text">
      <style:text-properties fo:color="#c9211e" loext:opacity="100%" fo:font-size="10.5pt" officeooo:rsid="0016ab19" style:font-size-asian="10.5pt" style:font-size-complex="10.5pt"/>
    </style:style>
    <style:style style:name="T5" style:family="text">
      <style:text-properties fo:color="#c9211e" loext:opacity="100%" style:text-underline-style="none" fo:font-weight="normal" officeooo:rsid="0016ab19" style:font-weight-asian="normal" style:font-weight-complex="normal"/>
    </style:style>
    <style:style style:name="T6" style:family="text">
      <style:text-properties fo:color="#c9211e" loext:opacity="100%" style:text-underline-style="none" fo:font-weight="normal" officeooo:rsid="002979e7" style:font-weight-asian="normal" style:font-weight-complex="normal"/>
    </style:style>
    <style:style style:name="T7" style:family="text">
      <style:text-properties fo:color="#c9211e" loext:opacity="100%" fo:font-size="10pt" officeooo:rsid="0016ab19" style:font-size-asian="10pt" style:font-size-complex="10pt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officeooo:rsid="00184816"/>
    </style:style>
    <style:style style:name="T10" style:family="text">
      <style:text-properties fo:color="#000000" loext:opacity="100%" fo:font-size="10.5pt" officeooo:rsid="0016ab19" style:font-size-asian="10.5pt" style:font-size-complex="10.5pt"/>
    </style:style>
    <style:style style:name="T11" style:family="text">
      <style:text-properties fo:color="#000000" loext:opacity="100%" fo:font-size="10pt" officeooo:rsid="0016ab19" style:font-size-asian="10pt" style:font-size-complex="10pt"/>
    </style:style>
    <style:style style:name="T12" style:family="text">
      <style:text-properties fo:color="#000000" loext:opacity="100%" fo:font-size="10.1999998092651pt" officeooo:rsid="0016ab19" style:font-size-asian="10.1999998092651pt" style:font-size-complex="10.1999998092651pt"/>
    </style:style>
    <style:style style:name="T13" style:family="text">
      <style:text-properties officeooo:rsid="0018bbd4"/>
    </style:style>
    <style:style style:name="T14" style:family="text">
      <style:text-properties officeooo:rsid="0019b5c5"/>
    </style:style>
    <style:style style:name="T15" style:family="text">
      <style:text-properties officeooo:rsid="0019dfe2"/>
    </style:style>
    <style:style style:name="T16" style:family="text">
      <style:text-properties officeooo:rsid="001bcd3b"/>
    </style:style>
    <style:style style:name="T17" style:family="text">
      <style:text-properties officeooo:rsid="00202bbb"/>
    </style:style>
    <style:style style:name="T18" style:family="text">
      <style:text-properties officeooo:rsid="0020ae9f"/>
    </style:style>
    <style:style style:name="T19" style:family="text">
      <style:text-properties officeooo:rsid="00226164"/>
    </style:style>
    <style:style style:name="T20" style:family="text">
      <style:text-properties officeooo:rsid="00257b56"/>
    </style:style>
    <style:style style:name="T21" style:family="text">
      <style:text-properties officeooo:rsid="002730fe"/>
    </style:style>
    <style:style style:name="T22" style:family="text">
      <style:text-properties fo:font-size="10.5pt" style:font-size-asian="10.5pt" style:font-size-complex="10.5pt"/>
    </style:style>
    <style:style style:name="T23" style:family="text">
      <style:text-properties fo:font-size="10.5pt" officeooo:rsid="002730fe" style:font-size-asian="10.5pt" style:font-size-complex="10.5pt"/>
    </style:style>
    <style:style style:name="T24" style:family="text">
      <style:text-properties fo:font-size="10.5pt" officeooo:rsid="00257b56" style:font-size-asian="10.5pt" style:font-size-complex="10.5pt"/>
    </style:style>
    <style:style style:name="T25" style:family="text">
      <style:text-properties officeooo:rsid="0027cb2a"/>
    </style:style>
    <style:style style:name="T26" style:family="text">
      <style:text-properties officeooo:rsid="0027daa2"/>
    </style:style>
    <style:style style:name="T27" style:family="text">
      <style:text-properties style:text-underline-style="none" fo:font-weight="normal" officeooo:rsid="0016ab19" style:font-weight-asian="normal" style:font-weight-complex="normal"/>
    </style:style>
    <style:style style:name="T28" style:family="text">
      <style:text-properties style:text-underline-style="none" fo:font-weight="normal" officeooo:rsid="002979e7" style:font-weight-asian="normal" style:font-weight-complex="normal"/>
    </style:style>
    <style:style style:name="T29" style:family="text">
      <style:text-properties style:text-underline-style="none" officeooo:rsid="0016ab19"/>
    </style:style>
    <style:style style:name="T30" style:family="text">
      <style:text-properties style:text-underline-style="none" officeooo:rsid="002979e7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2979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 text:c="5"/><text:span text:style-name="T33">Student Name: Gökay Gülsoy</text:span> <text:s text:c="13"/></text:p>
      <text:p text:style-name="P5"><text:span text:style-name="T29"><text:s text:c="5"/></text:span><text:span text:style-name="T30">Student Number: 270201072</text:span></text:p>
      <text:p text:style-name="P5"><text:span text:style-name="T29"><text:s text:c="17"/></text:span></text:p>
      <text:p text:style-name="P4"><text:span text:style-name="T5"><text:s text:c="22"/></text:span><text:span text:style-name="T2">INTEGRATING PERCEPTUAL AND COGNITIVE MODELING</text:span></text:p>
      <text:p text:style-name="P1"><text:span text:style-name="T1"><text:s text:c="9"/></text:span><text:span text:style-name="T2">-FOR ADAPTIVE AND INTELLIGENT HUMAN-COMPUTER INTERACTION-</text:span></text:p>
      <text:p text:style-name="P3"/>
      <text:p text:style-name="P2"><text:span text:style-name="T3"><text:s text:c="11"/></text:span><text:span text:style-name="T4"><text:s text:c="16"/></text:span><text:span text:style-name="T7"><text:s text:c="9"/></text:span><text:span text:style-name="T12">Clasical IHCI (Intelligent Human-Computer Interaction) is extended</text:span></text:p>
      <text:p text:style-name="P6"/>
      <text:p text:style-name="P10"><text:span text:style-name="T8"><text:s text:c="7"/>on the interpretation of human actions </text:span><text:span text:style-name="T9">acknowledged as W4 which stands for what,where,when,</text:span></text:p>
      <text:p text:style-name="P7"/>
      <text:p text:style-name="P8"><text:s text:c="7"/>and who. W5+ technology explained in this paper also handles how and why questions, whereas</text:p>
      <text:p text:style-name="P11"/>
      <text:p text:style-name="P11"><text:s text:c="7"/>W4 technology solely tackles the obvious perceptual side of human behavior. <text:span text:style-name="T13">Technology proposed</text:span></text:p>
      <text:p text:style-name="P11"/>
      <text:p text:style-name="P12"><text:s text:c="7"/>in this paper is based on four-phased framework. First phase is parsing the sensorial-motor input,</text:p>
      <text:p text:style-name="P12"/>
      <text:p text:style-name="P12"><text:s text:c="7"/>second phase is the evaluation of users sentiments and motions, third phase is <text:span text:style-name="T26">constructing an</text:span></text:p>
      <text:p text:style-name="P12"/>
      <text:p text:style-name="P13"><text:s text:c="7"/>comprehension of user’s current cognitive status. Finally it diagnoses issues <text:span text:style-name="T26">related to</text:span> user’s <text:s/></text:p>
      <text:p text:style-name="P13"/>
      <text:p text:style-name="P13"><text:s text:c="7"/>current status and fit the interface pertinently.</text:p>
      <text:p text:style-name="P14"><text:s text:c="43"/></text:p>
      <text:p text:style-name="P15"><text:s text:c="37"/><text:span text:style-name="T14">Within this new methdology it is shown that non-verbal information facilitates</text:span></text:p>
      <text:p text:style-name="P15"/>
      <text:p text:style-name="P21"><text:s text:c="7"/>exclusive type of communication where the goal is to search the inner parts of human mind previous </text:p>
      <text:p text:style-name="P15"/>
      <text:p text:style-name="P21"><text:s text:c="7"/>to any verbal communication has been considered and expressed. Integration of cognitive approach</text:p>
      <text:p text:style-name="P15"/>
      <text:p text:style-name="P22"><text:s text:c="7"/>to clasical HCI in order to achieve IHCI goals requires understanding of person’s cognitive state.</text:p>
      <text:p text:style-name="P16"/>
      <text:p text:style-name="P23"><text:s text:c="7"/>There are various indicators proposed and agreed upon which can be used to infer cognitive state </text:p>
      <text:p text:style-name="P16"/>
      <text:p text:style-name="P16"><text:span text:style-name="T15"><text:s text:c="7"/>of person.</text:span><text:span text:style-name="T14"> </text:span><text:s/><text:span text:style-name="T15">For instance, perpetual motion of pupils is more exacerbated under conditions of lethargy</text:span></text:p>
      <text:p text:style-name="P16"/>
      <text:p text:style-name="P17"><text:span text:style-name="T15"><text:s text:c="7"/>or fatigue. </text:span><text:span text:style-name="T17">Another example is move-and-click movements when user is using a mouse. These </text:span></text:p>
      <text:p text:style-name="P17"/>
      <text:p text:style-name="P24"><text:s text:c="7"/>movements and clicks have three categories: directness of movement towards the clicked object, </text:p>
      <text:p text:style-name="P17"/>
      <text:p text:style-name="P17"><text:span text:style-name="T17"><text:s text:c="7"/>pace of movement, and potency of click. These three categories </text:span><text:span text:style-name="T18">are sign for the level of arousal.</text:span><text:span text:style-name="T17"> </text:span><text:span text:style-name="T15"><text:s/></text:span></text:p>
      <text:p text:style-name="P17"/>
      <text:p text:style-name="P25"><text:s text:c="7"/>Lingering movements and weaker clicks joined with direct movements shows that fatigue. Slower </text:p>
      <text:p text:style-name="P25"/>
      <text:p text:style-name="P25"><text:s text:c="7"/>movements and impotent clicks along with indirect movements indicate bewilderment. Swift </text:p>
      <text:p text:style-name="P17"/>
      <text:p text:style-name="P25"><text:s text:c="7"/>movements <text:span text:style-name="T19">and robust clicks coalesced with indirect</text:span> <text:span text:style-name="T19">movements demonstrate frustration.</text:span></text:p>
      <text:p text:style-name="P17"/>
      <text:p text:style-name="P17"><text:span text:style-name="T16"><text:s text:c="7"/>When a lot of inference like the previous example</text:span><text:span text:style-name="T19">s</text:span><text:span text:style-name="T16"> bring together, embodied cognition modules</text:span></text:p>
      <text:p text:style-name="P18"/>
      <text:p text:style-name="P26"><text:s text:c="7"/>can be constructed. <text:s/>These cognition modules when combined with the behavioral and perceptual </text:p>
      <text:p text:style-name="P18"/>
      <text:p text:style-name="P26"><text:s text:c="7"/>processing provide a key to unlock the doors for making progress on adaptable intelligent interfaces.</text:p>
      <text:p text:style-name="P18"/>
      <text:p text:style-name="P19"><text:s text:c="37"/><text:span text:style-name="T20">To summarize, paper has described W5+ approach for IHCI which expands the</text:span></text:p>
      <text:p text:style-name="P19"/>
      <text:p text:style-name="P20"><text:span text:style-name="T20"><text:s text:c="7"/>interpretation of human actions </text:span><text:span text:style-name="T21">an it consists of four steps. First step is processing of interactions between</text:span></text:p>
      <text:p text:style-name="P20"/>
      <text:p text:style-name="P27"><text:s text:c="7"/>interface and user. Second step is nonverbal information collection by means of perceptual processing. Third</text:p>
      <text:p text:style-name="P20"/>
      <text:p text:style-name="P20"><text:span text:style-name="T21"><text:s text:c="7"/>step is combining embodied cognitive model with perceptual and behavioral data to yield profound </text:span><text:span text:style-name="T20"><text:s/></text:span><text:s text:c="38"/></text:p>
      <text:p text:style-name="P18"/>
      <text:p text:style-name="P28"><text:s text:c="7"/>understanding of user’ status. <text:span text:style-name="T25">Finally adapting interface according to diagnosis of user’s cognitive sta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1T16:02:10.600498963</meta:creation-date>
    <dc:date>2023-05-25T12:30:06.600430315</dc:date>
    <meta:editing-duration>PT20M20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34" meta:word-count="395" meta:character-count="3178" meta:non-whitespace-character-count="2362"/>
  </office:meta>
</office:document-meta>
</file>